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144cm" table:align="left"/>
    </style:style>
    <style:style style:name="Table1.A" style:family="table-column">
      <style:table-column-properties style:column-width="7.144cm"/>
    </style:style>
    <style:style style:name="Table1.A1" style:family="table-cell">
      <style:table-cell-properties fo:padding="0.097cm" fo:border="0.05pt solid #000000"/>
    </style:style>
    <style:style style:name="P1" style:family="paragraph" style:parent-style-name="Standard">
      <style:paragraph-properties fo:text-align="start"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style:font-name="Liberation Sans" fo:font-size="18pt" fo:language="el" fo:country="GR" fo:font-weight="bold" style:font-size-asian="18pt" style:font-weight-asian="bold" style:font-size-complex="18pt" style:font-weight-complex="bold"/>
    </style:style>
    <style:style style:name="P3" style:family="paragraph" style:parent-style-name="Standard">
      <style:text-properties style:font-name="Liberation Sans" fo:font-size="18pt" fo:language="el" fo:country="GR" style:font-size-asian="15.75pt" style:font-size-complex="18pt"/>
    </style:style>
    <style:style style:name="P4" style:family="paragraph" style:parent-style-name="Standard">
      <style:paragraph-properties fo:text-align="center" style:justify-single-word="false"/>
      <style:text-properties style:font-name="Liberation Sans" fo:font-size="16pt" fo:language="el" fo:country="GR" fo:font-weight="bold" style:font-size-asian="16pt" style:font-weight-asian="bold" style:font-size-complex="16pt" style:font-weight-complex="bold"/>
    </style:style>
    <style:style style:name="P5" style:family="paragraph" style:parent-style-name="Standard">
      <style:text-properties style:font-name="Liberation Sans" fo:font-size="12pt" fo:language="el" fo:country="GR" fo:font-weight="normal" officeooo:rsid="0046c3a4" officeooo:paragraph-rsid="003d9f30"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ans" fo:font-size="12pt" fo:language="el" fo:country="GR" fo:font-weight="normal" officeooo:rsid="0046c3a4" officeooo:paragraph-rsid="0048af20" style:font-size-asian="10.5pt" style:font-weight-asian="normal" style:font-size-complex="12pt" style:font-weight-complex="normal"/>
    </style:style>
    <style:style style:name="P7" style:family="paragraph" style:parent-style-name="Standard">
      <style:text-properties officeooo:paragraph-rsid="000c6be3"/>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1c0028"/>
    </style:style>
    <style:style style:name="P10" style:family="paragraph" style:parent-style-name="Standard">
      <style:paragraph-properties fo:text-align="justify" style:justify-single-word="false"/>
      <style:text-properties officeooo:paragraph-rsid="00446209"/>
    </style:style>
    <style:style style:name="P11" style:family="paragraph" style:parent-style-name="Standard">
      <style:paragraph-properties fo:text-align="justify" style:justify-single-word="false"/>
      <style:text-properties officeooo:paragraph-rsid="004a33cf"/>
    </style:style>
    <style:style style:name="P12" style:family="paragraph" style:parent-style-name="Standard">
      <style:paragraph-properties fo:text-align="justify" style:justify-single-word="false"/>
      <style:text-properties officeooo:rsid="001ee2ea" officeooo:paragraph-rsid="00221b79"/>
    </style:style>
    <style:style style:name="P13" style:family="paragraph" style:parent-style-name="Standard">
      <style:paragraph-properties fo:text-align="justify" style:justify-single-word="false"/>
      <style:text-properties fo:language="el" fo:country="GR" officeooo:rsid="00245dd5" officeooo:paragraph-rsid="00245dd5"/>
    </style:style>
    <style:style style:name="P14" style:family="paragraph" style:parent-style-name="Standard">
      <style:paragraph-properties fo:text-align="justify" style:justify-single-word="false"/>
      <style:text-properties fo:language="el" fo:country="GR" officeooo:rsid="00245dd5" officeooo:paragraph-rsid="002eb9cf"/>
    </style:style>
    <style:style style:name="P15" style:family="paragraph" style:parent-style-name="Standard">
      <style:paragraph-properties fo:text-align="justify" style:justify-single-word="false"/>
      <style:text-properties fo:language="el" fo:country="GR" officeooo:rsid="00245dd5" officeooo:paragraph-rsid="00221b79"/>
    </style:style>
    <style:style style:name="P16" style:family="paragraph" style:parent-style-name="Standard">
      <style:paragraph-properties fo:text-align="justify" style:justify-single-word="false"/>
      <style:text-properties fo:language="el" fo:country="GR" officeooo:rsid="00245dd5" officeooo:paragraph-rsid="003c1345"/>
    </style:style>
    <style:style style:name="P17" style:family="paragraph" style:parent-style-name="Standard">
      <style:paragraph-properties fo:text-align="justify" style:justify-single-word="false"/>
      <style:text-properties fo:language="el" fo:country="GR" officeooo:rsid="00262bf9" officeooo:paragraph-rsid="002eb9cf"/>
    </style:style>
    <style:style style:name="P18" style:family="paragraph" style:parent-style-name="Standard">
      <style:text-properties fo:language="el" fo:country="GR" officeooo:rsid="0048af20" officeooo:paragraph-rsid="0048af20"/>
    </style:style>
    <style:style style:name="P19" style:family="paragraph" style:parent-style-name="Standard">
      <style:text-properties officeooo:rsid="00245dd5" officeooo:paragraph-rsid="00245dd5"/>
    </style:style>
    <style:style style:name="P20" style:family="paragraph" style:parent-style-name="Standard">
      <style:paragraph-properties fo:text-align="justify" style:justify-single-word="false"/>
      <style:text-properties fo:language="en" fo:country="US" officeooo:rsid="0020cb09" officeooo:paragraph-rsid="00221b79"/>
    </style:style>
    <style:style style:name="P21" style:family="paragraph" style:parent-style-name="Standard">
      <style:paragraph-properties fo:text-align="justify" style:justify-single-word="false"/>
      <style:text-properties fo:language="en" fo:country="US" officeooo:rsid="002868c0" officeooo:paragraph-rsid="00245dd5"/>
    </style:style>
    <style:style style:name="P22" style:family="paragraph" style:parent-style-name="Standard">
      <style:paragraph-properties fo:text-align="justify" style:justify-single-word="false"/>
      <style:text-properties fo:language="en" fo:country="US" officeooo:rsid="002eb9cf" officeooo:paragraph-rsid="00335498"/>
    </style:style>
    <style:style style:name="P23" style:family="paragraph" style:parent-style-name="Standard">
      <style:paragraph-properties fo:text-align="justify" style:justify-single-word="false"/>
      <style:text-properties fo:language="en" fo:country="US" officeooo:rsid="002eb9cf" officeooo:paragraph-rsid="002eb9cf"/>
    </style:style>
    <style:style style:name="P24" style:family="paragraph" style:parent-style-name="Standard">
      <style:paragraph-properties fo:text-align="justify" style:justify-single-word="false"/>
      <style:text-properties fo:language="en" fo:country="US" officeooo:rsid="0034ec09" officeooo:paragraph-rsid="00245dd5"/>
    </style:style>
    <style:style style:name="P25" style:family="paragraph" style:parent-style-name="Standard">
      <style:paragraph-properties fo:text-align="justify" style:justify-single-word="false"/>
      <style:text-properties fo:language="en" fo:country="US" officeooo:rsid="003702d7" officeooo:paragraph-rsid="00245dd5"/>
    </style:style>
    <style:style style:name="P26" style:family="paragraph" style:parent-style-name="Standard">
      <style:paragraph-properties fo:text-align="justify" style:justify-single-word="false"/>
      <style:text-properties fo:language="en" fo:country="US" officeooo:rsid="0038ba04" officeooo:paragraph-rsid="00245dd5"/>
    </style:style>
    <style:style style:name="P27" style:family="paragraph" style:parent-style-name="Standard">
      <style:text-properties fo:language="el" fo:country="GR" officeooo:rsid="00457a7b" officeooo:paragraph-rsid="003d9f30"/>
    </style:style>
    <style:style style:name="P28" style:family="paragraph" style:parent-style-name="Standard">
      <style:paragraph-properties fo:text-align="justify" style:justify-single-word="false"/>
      <style:text-properties fo:language="el" fo:country="GR" officeooo:rsid="004a33cf" officeooo:paragraph-rsid="004a33cf"/>
    </style:style>
    <style:style style:name="P29" style:family="paragraph" style:parent-style-name="Standard">
      <style:paragraph-properties fo:text-align="justify" style:justify-single-word="false"/>
      <style:text-properties fo:language="el" fo:country="GR" officeooo:rsid="005047d6" officeooo:paragraph-rsid="005047d6"/>
    </style:style>
    <style:style style:name="P30" style:family="paragraph" style:parent-style-name="Standard">
      <style:paragraph-properties fo:text-align="justify" style:justify-single-word="false"/>
      <style:text-properties fo:language="el" fo:country="GR" officeooo:rsid="00542502" officeooo:paragraph-rsid="00581188"/>
    </style:style>
    <style:style style:name="P31" style:family="paragraph" style:parent-style-name="Standard">
      <style:paragraph-properties fo:text-align="justify" style:justify-single-word="false"/>
      <style:text-properties fo:language="el" fo:country="GR" officeooo:rsid="002eb9cf" officeooo:paragraph-rsid="004a33cf"/>
    </style:style>
    <style:style style:name="P32" style:family="paragraph" style:parent-style-name="Standard">
      <style:paragraph-properties fo:text-align="justify" style:justify-single-word="false"/>
      <style:text-properties fo:language="en" fo:country="US" officeooo:rsid="002eb9cf" officeooo:paragraph-rsid="004a33cf"/>
    </style:style>
    <style:style style:name="T1" style:family="text">
      <style:text-properties fo:language="el" fo:country="GR" fo:font-style="normal" officeooo:rsid="0010a50f" style:font-style-asian="normal" style:font-style-complex="normal"/>
    </style:style>
    <style:style style:name="T2" style:family="text">
      <style:text-properties fo:language="el" fo:country="GR" fo:font-style="normal" officeooo:rsid="00125c55" style:font-style-asian="normal" style:font-style-complex="normal"/>
    </style:style>
    <style:style style:name="T3" style:family="text">
      <style:text-properties fo:language="el" fo:country="GR" fo:font-style="normal" officeooo:rsid="001440a5" style:font-style-asian="normal" style:font-style-complex="normal"/>
    </style:style>
    <style:style style:name="T4" style:family="text">
      <style:text-properties fo:language="el" fo:country="GR" fo:font-style="normal" officeooo:rsid="00156d0b" style:font-style-asian="normal" style:font-style-complex="normal"/>
    </style:style>
    <style:style style:name="T5" style:family="text">
      <style:text-properties fo:language="el" fo:country="GR" fo:font-style="normal" officeooo:rsid="0016d41c" style:font-style-asian="normal" style:font-style-complex="normal"/>
    </style:style>
    <style:style style:name="T6" style:family="text">
      <style:text-properties fo:language="el" fo:country="GR" fo:font-style="normal" officeooo:rsid="0016e2fb" style:font-style-asian="normal" style:font-style-complex="normal"/>
    </style:style>
    <style:style style:name="T7" style:family="text">
      <style:text-properties fo:language="el" fo:country="GR" fo:font-style="normal" officeooo:rsid="0018147c" style:font-style-asian="normal" style:font-style-complex="normal"/>
    </style:style>
    <style:style style:name="T8" style:family="text">
      <style:text-properties fo:language="el" fo:country="GR" fo:font-style="normal" officeooo:rsid="0018a0a4" style:font-style-asian="normal" style:font-style-complex="normal"/>
    </style:style>
    <style:style style:name="T9" style:family="text">
      <style:text-properties fo:language="el" fo:country="GR" fo:font-style="normal" officeooo:rsid="001c3c71" style:font-style-asian="normal" style:font-style-complex="normal"/>
    </style:style>
    <style:style style:name="T10" style:family="text">
      <style:text-properties fo:language="el" fo:country="GR" fo:font-style="normal" officeooo:rsid="001e3d06" style:font-style-asian="normal" style:font-style-complex="normal"/>
    </style:style>
    <style:style style:name="T11" style:family="text">
      <style:text-properties fo:language="el" fo:country="GR" fo:font-style="italic" officeooo:rsid="0010a50f" style:font-style-asian="italic" style:font-style-complex="italic"/>
    </style:style>
    <style:style style:name="T12" style:family="text">
      <style:text-properties fo:language="el" fo:country="GR" officeooo:rsid="0020cb09"/>
    </style:style>
    <style:style style:name="T13" style:family="text">
      <style:text-properties fo:language="el" fo:country="GR" officeooo:rsid="00221b79"/>
    </style:style>
    <style:style style:name="T14" style:family="text">
      <style:text-properties fo:language="el" fo:country="GR" officeooo:rsid="002297bb"/>
    </style:style>
    <style:style style:name="T15" style:family="text">
      <style:text-properties fo:language="el" fo:country="GR" officeooo:rsid="002301b2"/>
    </style:style>
    <style:style style:name="T16" style:family="text">
      <style:text-properties fo:language="el" fo:country="GR" officeooo:rsid="003d9f30"/>
    </style:style>
    <style:style style:name="T17" style:family="text">
      <style:text-properties fo:language="el" fo:country="GR" officeooo:rsid="003e38c0"/>
    </style:style>
    <style:style style:name="T18" style:family="text">
      <style:text-properties fo:language="el" fo:country="GR" officeooo:rsid="004a33cf"/>
    </style:style>
    <style:style style:name="T19" style:family="text">
      <style:text-properties fo:language="el" fo:country="GR" officeooo:rsid="004b2bd3"/>
    </style:style>
    <style:style style:name="T20" style:family="text">
      <style:text-properties fo:language="el" fo:country="GR" officeooo:rsid="004cc6b1"/>
    </style:style>
    <style:style style:name="T21" style:family="text">
      <style:text-properties fo:language="el" fo:country="GR" officeooo:rsid="004e542f"/>
    </style:style>
    <style:style style:name="T22" style:family="text">
      <style:text-properties fo:language="el" fo:country="GR" officeooo:rsid="00502d37"/>
    </style:style>
    <style:style style:name="T23" style:family="text">
      <style:text-properties fo:language="el" fo:country="GR" officeooo:rsid="005047d6"/>
    </style:style>
    <style:style style:name="T24" style:family="text">
      <style:text-properties officeooo:rsid="000e7b0e"/>
    </style:style>
    <style:style style:name="T25" style:family="text">
      <style:text-properties fo:language="en" fo:country="US"/>
    </style:style>
    <style:style style:name="T26" style:family="text">
      <style:text-properties fo:language="en" fo:country="US" fo:font-style="italic" officeooo:rsid="0010a50f" style:font-style-asian="italic" style:font-style-complex="italic"/>
    </style:style>
    <style:style style:name="T27" style:family="text">
      <style:text-properties fo:language="en" fo:country="US" fo:font-style="italic" officeooo:rsid="0018a0a4" style:font-style-asian="italic" style:font-style-complex="italic"/>
    </style:style>
    <style:style style:name="T28" style:family="text">
      <style:text-properties fo:language="en" fo:country="US" fo:font-style="normal" officeooo:rsid="0010a50f" style:font-style-asian="normal" style:font-style-complex="normal"/>
    </style:style>
    <style:style style:name="T29" style:family="text">
      <style:text-properties fo:language="en" fo:country="US" fo:font-style="normal" officeooo:rsid="00156d0b" style:font-style-asian="normal" style:font-style-complex="normal"/>
    </style:style>
    <style:style style:name="T30" style:family="text">
      <style:text-properties fo:language="en" fo:country="US" fo:font-style="normal" officeooo:rsid="0016d41c" style:font-style-asian="normal" style:font-style-complex="normal"/>
    </style:style>
    <style:style style:name="T31" style:family="text">
      <style:text-properties fo:language="en" fo:country="US" fo:font-style="normal" officeooo:rsid="0016e2fb" style:font-style-asian="normal" style:font-style-complex="normal"/>
    </style:style>
    <style:style style:name="T32" style:family="text">
      <style:text-properties fo:language="en" fo:country="US" fo:font-style="normal" officeooo:rsid="0018a0a4" style:font-style-asian="normal" style:font-style-complex="normal"/>
    </style:style>
    <style:style style:name="T33" style:family="text">
      <style:text-properties fo:language="en" fo:country="US" officeooo:rsid="0020cb09"/>
    </style:style>
    <style:style style:name="T34" style:family="text">
      <style:text-properties fo:language="en" fo:country="US" officeooo:rsid="002868c0"/>
    </style:style>
    <style:style style:name="T35" style:family="text">
      <style:text-properties fo:language="en" fo:country="US" officeooo:rsid="002eb9cf"/>
    </style:style>
    <style:style style:name="T36" style:family="text">
      <style:text-properties fo:language="en" fo:country="US" officeooo:rsid="00335498"/>
    </style:style>
    <style:style style:name="T37" style:family="text">
      <style:text-properties fo:language="en" fo:country="US" officeooo:rsid="0034ec09"/>
    </style:style>
    <style:style style:name="T38" style:family="text">
      <style:text-properties fo:language="en" fo:country="US" officeooo:rsid="00363858"/>
    </style:style>
    <style:style style:name="T39" style:family="text">
      <style:text-properties fo:language="en" fo:country="US" officeooo:rsid="003702d7"/>
    </style:style>
    <style:style style:name="T40" style:family="text">
      <style:text-properties fo:language="en" fo:country="US" officeooo:rsid="0038ba04"/>
    </style:style>
    <style:style style:name="T41" style:family="text">
      <style:text-properties fo:language="en" fo:country="US" officeooo:rsid="003c1345"/>
    </style:style>
    <style:style style:name="T42" style:family="text">
      <style:text-properties fo:language="en" fo:country="US" officeooo:rsid="003d9f30"/>
    </style:style>
    <style:style style:name="T43" style:family="text">
      <style:text-properties fo:language="en" fo:country="US" officeooo:rsid="004a33cf"/>
    </style:style>
    <style:style style:name="T44" style:family="text">
      <style:text-properties fo:language="en" fo:country="US" officeooo:rsid="004cc6b1"/>
    </style:style>
    <style:style style:name="T45" style:family="text">
      <style:text-properties fo:language="en" fo:country="US" officeooo:rsid="004e542f"/>
    </style:style>
    <style:style style:name="T46" style:family="text">
      <style:text-properties fo:language="en" fo:country="US" officeooo:rsid="00502d37"/>
    </style:style>
    <style:style style:name="T47" style:family="text">
      <style:text-properties fo:language="en" fo:country="US" officeooo:rsid="0050fc0a"/>
    </style:style>
    <style:style style:name="T48" style:family="text">
      <style:text-properties fo:language="en" fo:country="US" officeooo:rsid="00529991"/>
    </style:style>
    <style:style style:name="T49" style:family="text">
      <style:text-properties fo:language="en" fo:country="US" officeooo:rsid="00542502"/>
    </style:style>
    <style:style style:name="T50" style:family="text">
      <style:text-properties fo:language="en" fo:country="US" officeooo:rsid="0055df5d"/>
    </style:style>
    <style:style style:name="T51" style:family="text">
      <style:text-properties fo:language="en" fo:country="US" officeooo:rsid="00581188"/>
    </style:style>
    <style:style style:name="T52" style:family="text">
      <style:text-properties fo:language="en" fo:country="US" officeooo:rsid="005c31f2"/>
    </style:style>
    <style:style style:name="T53" style:family="text">
      <style:text-properties fo:language="en" fo:country="US" officeooo:rsid="005d22f0"/>
    </style:style>
    <style:style style:name="T54" style:family="text">
      <style:text-properties fo:language="en" fo:country="US" officeooo:rsid="005df5dc"/>
    </style:style>
    <style:style style:name="T55" style:family="text">
      <style:text-properties fo:language="en" fo:country="US" officeooo:rsid="00615c2a"/>
    </style:style>
    <style:style style:name="T56" style:family="text">
      <style:text-properties fo:language="en" fo:country="US" officeooo:rsid="00617c4e"/>
    </style:style>
    <style:style style:name="T57" style:family="text">
      <style:text-properties officeooo:rsid="0020cb09"/>
    </style:style>
    <style:style style:name="T58" style:family="text">
      <style:text-properties officeooo:rsid="00236935"/>
    </style:style>
    <style:style style:name="T59" style:family="text">
      <style:text-properties officeooo:rsid="00251e92"/>
    </style:style>
    <style:style style:name="T60" style:family="text">
      <style:text-properties officeooo:rsid="00262bf9"/>
    </style:style>
    <style:style style:name="T61" style:family="text">
      <style:text-properties officeooo:rsid="002868c0"/>
    </style:style>
    <style:style style:name="T62" style:family="text">
      <style:text-properties officeooo:rsid="002a1d14"/>
    </style:style>
    <style:style style:name="T63" style:family="text">
      <style:text-properties officeooo:rsid="003acfca"/>
    </style:style>
    <style:style style:name="T64" style:family="text">
      <style:text-properties officeooo:rsid="003bea2f"/>
    </style:style>
    <style:style style:name="T65" style:family="text">
      <style:text-properties style:font-name="Liberation Sans" fo:font-size="12pt" fo:language="el" fo:country="GR" fo:font-weight="normal" officeooo:rsid="003d9f30" style:font-size-asian="10.5pt" style:font-weight-asian="normal" style:font-size-complex="12pt" style:font-weight-complex="normal"/>
    </style:style>
    <style:style style:name="T66" style:family="text">
      <style:text-properties style:font-name="Liberation Sans" fo:font-size="12pt" fo:language="el" fo:country="GR" fo:font-weight="normal" officeooo:rsid="003e38c0" style:font-size-asian="10.5pt" style:font-weight-asian="normal" style:font-size-complex="12pt" style:font-weight-complex="normal"/>
    </style:style>
    <style:style style:name="T67" style:family="text">
      <style:text-properties style:font-name="Liberation Sans" fo:font-size="12pt" fo:language="el" fo:country="GR" fo:font-weight="normal" officeooo:rsid="004013a4" style:font-size-asian="10.5pt" style:font-weight-asian="normal" style:font-size-complex="12pt" style:font-weight-complex="normal"/>
    </style:style>
    <style:style style:name="T68" style:family="text">
      <style:text-properties style:font-name="Liberation Sans" fo:font-size="12pt" fo:language="el" fo:country="GR" fo:font-weight="normal" officeooo:rsid="004070b3" style:font-size-asian="10.5pt" style:font-weight-asian="normal" style:font-size-complex="12pt" style:font-weight-complex="normal"/>
    </style:style>
    <style:style style:name="T69" style:family="text">
      <style:text-properties style:font-name="Liberation Sans" fo:font-size="12pt" fo:language="el" fo:country="GR" fo:font-weight="normal" officeooo:rsid="0044384b" style:font-size-asian="10.5pt" style:font-weight-asian="normal" style:font-size-complex="12pt" style:font-weight-complex="normal"/>
    </style:style>
    <style:style style:name="T70" style:family="text">
      <style:text-properties style:font-name="Liberation Sans" fo:font-size="12pt" fo:language="el" fo:country="GR" fo:font-weight="normal" officeooo:rsid="00446209" style:font-size-asian="10.5pt" style:font-weight-asian="normal" style:font-size-complex="12pt" style:font-weight-complex="normal"/>
    </style:style>
    <style:style style:name="T71" style:family="text">
      <style:text-properties style:font-name="Liberation Sans" fo:font-size="12pt" fo:language="el" fo:country="GR" fo:font-weight="normal" officeooo:rsid="00457a7b" style:font-size-asian="10.5pt" style:font-weight-asian="normal" style:font-size-complex="12pt" style:font-weight-complex="normal"/>
    </style:style>
    <style:style style:name="T72" style:family="text">
      <style:text-properties style:font-name="Liberation Sans" fo:font-size="12pt" fo:language="en" fo:country="US" fo:font-weight="normal" officeooo:rsid="003e38c0" style:font-size-asian="10.5pt" style:font-weight-asian="normal" style:font-size-complex="12pt" style:font-weight-complex="normal"/>
    </style:style>
    <style:style style:name="T73" style:family="text">
      <style:text-properties style:font-name="Liberation Sans" fo:font-size="12pt" fo:language="en" fo:country="US" fo:font-weight="normal" officeooo:rsid="004070b3" style:font-size-asian="10.5pt" style:font-weight-asian="normal" style:font-size-complex="12pt" style:font-weight-complex="normal"/>
    </style:style>
    <style:style style:name="T74" style:family="text">
      <style:text-properties officeooo:rsid="00470307"/>
    </style:style>
    <style:style style:name="T75" style:family="text">
      <style:text-properties officeooo:rsid="0050fc0a"/>
    </style:style>
    <style:style style:name="T76" style:family="text">
      <style:text-properties officeooo:rsid="00529991"/>
    </style:style>
    <style:style style:name="T77" style:family="text">
      <style:text-properties officeooo:rsid="00542502"/>
    </style:style>
    <style:style style:name="T78" style:family="text">
      <style:text-properties officeooo:rsid="0055df5d"/>
    </style:style>
    <style:style style:name="T79" style:family="text">
      <style:text-properties officeooo:rsid="00581188"/>
    </style:style>
    <style:style style:name="T80" style:family="text">
      <style:text-properties officeooo:rsid="005c31f2"/>
    </style:style>
    <style:style style:name="T81" style:family="text">
      <style:text-properties officeooo:rsid="005d9992"/>
    </style:style>
    <style:style style:name="T82" style:family="text">
      <style:text-properties officeooo:rsid="005df5dc"/>
    </style:style>
    <style:style style:name="T83" style:family="text">
      <style:text-properties officeooo:rsid="00615c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ΗΡΥ 519 </text:p>
      <text:p text:style-name="P2">ΑΝΑΔΙΑΤΑΣΣΟΜΕΝΑ ΨΗΦΙΑΚΑ ΣΥΣΤΗΜΑΤΑ</text:p>
      <text:p text:style-name="P3"/>
      <text:p text:style-name="P2">Αναφορά εργαστηριακής άσκησης</text:p>
      <text:p text:style-name="P3"/>
      <text:p text:style-name="P4">Υλοποίηση Αλγόριθμου σε Hardware με τη χρήση τεχνικών</text:p>
      <text:p text:style-name="P4">high-level synthesis και του περιβάλλοντος SDSoC</text:p>
      <text:p text:style-name="P1"/>
      <text:p text:style-name="P1"/>
      <text:p text:style-name="Standard">LAB59142122</text:p>
      <table:table table:name="Table1" table:style-name="Table1">
        <table:table-column table:style-name="Table1.A"/>
        <table:table-row>
          <table:table-cell table:style-name="Table1.A1" office:value-type="string">
            <text:p text:style-name="P7">Μανώλης Πετράκος ΑΜ 2014030009</text:p>
          </table:table-cell>
        </table:table-row>
      </table:table>
      <text:p text:style-name="Standard"/>
      <text:p text:style-name="Standard"/>
      <text:p text:style-name="Standard"/>
      <text:p text:style-name="P8"><text:tab/><text:tab/><text:tab/><text:span text:style-name="T58">Περιγραφη αρχικής συνάρτησης</text:span></text:p>
      <text:p text:style-name="P8"/>
      <text:p text:style-name="P10"><text:span text:style-name="T16">Καλούμαστε να υλοποιήσουμε ένα επιταχυντή σε αναδιατασσόμενη λογική για την συνάρτηση </text:span><text:span text:style-name="T42">MyFunc </text:span><text:span text:style-name="T16">που δίνεται. </text:span><text:span text:style-name="T66">Δ</text:span><text:span text:style-name="T16">έχεται </text:span><text:span text:style-name="T65">δύο</text:span><text:span text:style-name="T16"> πίνακες εισόδου (</text:span><text:span text:style-name="T42">data0 ,data1) </text:span><text:span text:style-name="T16">, ένα πίνακα εξόδου </text:span><text:span text:style-name="T42">(data2)</text:span><text:span text:style-name="T16">, την οριακή τιμή των αποτελεσμάτων </text:span><text:span text:style-name="T42">(threshold</text:span><text:span text:style-name="T16">) και δύο μεταβλητές που δείχνουν το μέγεθος των πινάκων (</text:span><text:span text:style-name="T42">size, dim)</text:span><text:span text:style-name="T16">. </text:span><text:span text:style-name="T17">Η συνάρτηση υπολογίζει τα δεδομένα ανά </text:span><text:span text:style-name="T66">“</text:span><text:span text:style-name="T72">dim-</text:span><text:span text:style-name="T66">αδες” και ξεκινάει αρχικοποιώντας </text:span><text:span text:style-name="T67">την έξοδο. Συνεχίζει κάνοντας </text:span><text:span text:style-name="T68">τον υπολογισμό της “</text:span><text:span text:style-name="T73">dim-</text:span><text:span text:style-name="T68">αδας” και αν όλα τα δεδομένα της είναι μεγαλύτερα της οριακής τιμής, τα μηδενίζει. Από αυτήν τη διαδικασία φαίνεται ότι κάθε θέση του πίνακα εξόδου προσ</text:span><text:span text:style-name="T69">βαί</text:span><text:span text:style-name="T68">νεται μέχρι και τέσσερις φορές, τρεις εγγραφές και μία σύγκριση. </text:span><text:span text:style-name="T70">Επίσης, τα δεδομένα εισόδου δ</text:span><text:span text:style-name="T71">ιαβάζονται</text:span><text:span text:style-name="T70"> πολλές φορές απευθείας από την μνήμη. Αν η συνάρτηση μεταφερθεί απευθείας σε αναδιατασσόμενη λογική, οι παραπάνω παρατηρήσεις θα </text:span><text:span text:style-name="T71">δημιουργήσουν</text:span><text:span text:style-name="T70"> σημαντική επιβράδυνση.</text:span></text:p>
      <text:p text:style-name="P5"/>
      <text:p text:style-name="P27"/>
      <text:p text:style-name="Standard"/>
      <text:p text:style-name="P19"><text:tab/><text:tab/><text:tab/>Περιγραφη <text:span text:style-name="T59">Ζινκ7000</text:span>???</text:p>
      <text:p text:style-name="Standard"/>
      <text:p text:style-name="Standard"/>
      <text:p text:style-name="Standard"><text:tab/><text:tab/><text:span text:style-name="T58">ελενχος εγκυρότητας και αξιολόγηση επιδοσης (προετειμασια περιβάλλοντος????)</text:span></text:p>
      <text:p text:style-name="P8"/>
      <text:p text:style-name="P9">Πριν την υλοποίηση του <text:span text:style-name="T24">επιταχυντή, πρέπει να δημιουργηθεί ένας μηχανισμός για την επαλήθευση των αποτελεσμάτων του. Αυτό γίνεται, συγκρίνοντας τα, ένα προς ένα, με τα αποτελέσματα της συνάρτησης </text:span><text:span text:style-name="T26">myfunc</text:span><text:span text:style-name="T11">()</text:span><text:span text:style-name="T28"> </text:span><text:span text:style-name="T9">με</text:span><text:span text:style-name="T1"> τα ίδια δεδομένα εισόδου</text:span><text:span text:style-name="T2">. </text:span><text:span text:style-name="T3">Στην σύγκριση, λαμβάνονται υπόψιν δύο δεκαδικά </text:span><text:span text:style-name="T10">ψηφία</text:span><text:span text:style-name="T3"> </text:span><text:span text:style-name="T4">για την αποφυγή </text:span><text:span text:style-name="T29">false negative </text:span><text:span text:style-name="T30">matches</text:span><text:span text:style-name="T29"> </text:span><text:span text:style-name="T5">λόγω </text:span><text:span text:style-name="T6">διαφορετικής</text:span><text:span text:style-name="T5"> ακρίβειας </text:span><text:span text:style-name="T30">floats </text:span><text:span text:style-name="T6">μεταξύ </text:span><text:span text:style-name="T31">software </text:span><text:span text:style-name="T6">και </text:span><text:span text:style-name="T31">hardware</text:span><text:span text:style-name="T30">. </text:span><text:span text:style-name="T7">Η στρογγυλοποίηση γίνεται </text:span><text:span text:style-name="T8">αξιοποιώντας την έτοιμη υλοποίηση της συνάρτησης </text:span><text:span text:style-name="T27">sprintf()</text:span><text:span text:style-name="T32">. </text:span><text:span text:style-name="T8">Για την διευκόλυνση της σχεδίασης του επιταχυντή, σε περίπτωση λάθους αποτελέσματος, αυτό εμφανίζεται μαζί με την αναμενόμενη τιμή και την θέση του.</text:span></text:p>
      <text:p text:style-name="P8"/>
      <text:p text:style-name="P12"><text:soft-page-break/>Εκτός από τον έλεγχο ορθότητας, πρέπει να δημιουργηθεί και ένας μηχανισμός για την αξιολόγηση της επίδοσης του επιταχυντή. <text:span text:style-name="T13">Ως μέτρο σύγκρισης </text:span><text:span text:style-name="T14">χρησιμοποιείται</text:span><text:span text:style-name="T13"> ο χρόνος εκτέλεσης. </text:span><text:span text:style-name="T15">Αρχικά, χ</text:span><text:span text:style-name="T13">ρονομετρούνται ξεχωριστά</text:span><text:span text:style-name="T12"> </text:span><text:span text:style-name="T13">η </text:span><text:span text:style-name="T57">αρχική συνάρτηση σε </text:span><text:span text:style-name="T33">software </text:span><text:span text:style-name="T12">και </text:span><text:span text:style-name="T14">ο </text:span><text:span text:style-name="T12">επιταχυντή</text:span><text:span text:style-name="T14">ς</text:span><text:span text:style-name="T12"> σε </text:span><text:span text:style-name="T33">hardware. </text:span><text:span text:style-name="T12">Τέλος, εμφανίζονται οι χρόνοι εκτέλεσης, όπου μπορούν να χρησιμοποιηθούν για τον υπολογισμό του σχετικού </text:span><text:span text:style-name="T33">speedup.</text:span></text:p>
      <text:p text:style-name="P20"/>
      <text:p text:style-name="P20"/>
      <text:p text:style-name="P15"/>
      <text:p text:style-name="P13"><text:tab/><text:tab/><text:span text:style-name="T60">Σχεδιαστηκές αποφάσεις και αλλαγες στον κωδικα για τα παραπανω</text:span></text:p>
      <text:p text:style-name="P13"/>
      <text:p text:style-name="P11"><text:span text:style-name="T18">Η πρώτη σχεδιαστική απόφαση που λήφθηκε, είναι να δημιουργηθούν 2 επιταχυντές </text:span><text:span text:style-name="T21">ίδιας </text:span><text:span text:style-name="T23">αρχιτεκτονικής</text:span><text:span text:style-name="T18">, </text:span><text:span text:style-name="T19">ένας</text:span><text:span text:style-name="T18"> για </text:span><text:span text:style-name="T43">dim </text:span><text:span text:style-name="T18">ίσο με </text:span><text:span text:style-name="T20">4</text:span><text:span text:style-name="T18"> και ένας για</text:span><text:span text:style-name="T43"> dim</text:span><text:span text:style-name="T18"> ίσο με 16. </text:span><text:span text:style-name="T20">Αλλάζοντας το </text:span><text:span text:style-name="T44">dim, </text:span><text:span text:style-name="T20">αλλάζει και ο τρόπος που υπολογίζεται η έξοδος. Επειδή το </text:span><text:span text:style-name="T44">hardware </text:span><text:span text:style-name="T20">δεν μπορεί να γίνει </text:span><text:span text:style-name="T44">allocate </text:span><text:span text:style-name="T20">κατά την λειτουργία του επιταχυντή, για να εξυπηρετούνται και οι δύο περιπτώσεις ικανοποιητικά, πρέπει να σχεδιαστεί ένας επιταχυντής για την κάθε μία. </text:span><text:span text:style-name="T21">Για να υλοποιηθεί αυτό, υπάρχουν δύο συναρτήσεις όπου έχει αντικατασταθεί το </text:span><text:span text:style-name="T45">dim </text:span><text:span text:style-name="T21">με την αντίστοιχη σταθερά (4 ή 16). Έτσι τα όρια των εσωτερικών </text:span><text:span text:style-name="T45">loops </text:span><text:span text:style-name="T21">είναι γνωστά και μπορούν εύκολα να μεταφραστούν σε </text:span><text:span text:style-name="T45">hardware. </text:span><text:span text:style-name="T22">Επιπλέον, το μέγεθος του πίνακα </text:span><text:span text:style-name="T46">data0 </text:span><text:span text:style-name="T22">γίνεται γνωστό.</text:span></text:p>
      <text:p text:style-name="P28"/>
      <text:p text:style-name="P29">Η δεύτερη σχεδιαστική αλλαγή αφορά το διάβασμα των δεδομένων εισόδων. Σκοπός της είναι η ελαχιστοποίηση των προσβάσεων στη μνήμη ανά υπολογισμό. Παρατηρώντας την λειτουργία της συνάρτησης, φαίνεται ότι ο πίνακας <text:span text:style-name="T25">data0 </text:span>επαναχρησιμοποιείται συνεχώς, ενώ τα δεδομένα του πίνακα <text:span text:style-name="T25">data1 </text:span>χρησιμοποιούνται μόνο για τον υπολογισμό της <text:span text:style-name="T75">αντίστοιχης</text:span> <text:span text:style-name="T25">dim-</text:span>αδας. <text:span text:style-name="T75">Εφόσον το μέγεθος του πρώτου πίνακα είναι γνωστό και αρκετά μικρό, μπορεί να μεταφερθεί σε έναν τοπικό πίνακα. Αντίθετα, για τον δεύτερο, υπάρχει ένας τοπικός πίνακας μεγέθους </text:span><text:span text:style-name="T47">dim </text:span><text:span text:style-name="T75">όπου αποθηκεύονται προσωρινά μόνο τα δεδομένα που χρειάζονται για τον επόμενο υπολογισμό. Για να υλοποιηθεί αυτό, πρέπει να μεταφέρονται τα κατάλληλα δεδομένα στους τοπικούς πίνακες και να χρησιμοποιούνται αυτοί κατά τους υπολογισμούς. Στο </text:span><text:span text:style-name="T48">hardware </text:span><text:span text:style-name="T76">οι πίνακες θα μεταφραστούν ως </text:span><text:span text:style-name="T48">registers </text:span><text:span text:style-name="T77">όπου έχουν μικρότερο χρόνο πρόσβασης από την </text:span><text:span text:style-name="T49">dram</text:span><text:span text:style-name="T48">.</text:span></text:p>
      <text:p text:style-name="P29"><text:span text:style-name="T48"/></text:p>
      <text:p text:style-name="P30">Η τρίτη απόφαση <text:span text:style-name="T78">αλλάζει</text:span> τον τρόπο που αποθηκεύονται τα αποτελέσματα στην μνήμη. <text:span text:style-name="T78">Πρώτον, η μνήμη δεν χρειάζεται να αρχικοποιηθεί αν χρησιμοποιηθούν τοπικοί </text:span><text:span text:style-name="T51">accumulators </text:span><text:span text:style-name="T79">κατά τον υπολογισμό. Σαν αποτέλεσμα, αποφεύγεται το ένα τρίτο των εγγραφών στη μνήμη που έκανε η αρχική συνάρτηση. Επίσης, αποφεύγεται η πρόσβαση στην μνήμη κατά την σύγκριση με το </text:span><text:span text:style-name="T52">threshold, </text:span><text:span text:style-name="T80">αφού αυτή μπορεί να γίνει απευθείας με τους </text:span><text:span text:style-name="T52">accumulator</text:span><text:span text:style-name="T53">s</text:span><text:span text:style-name="T52">. </text:span><text:span text:style-name="T81">Τέλος, γίνεται μόνο μία αποθήκευση στην μνήμη. Αν ικανοποιείται το </text:span><text:span text:style-name="T54">threshold </text:span><text:span text:style-name="T82">αποθηκεύονται τα αποτελέσματα των </text:span><text:span text:style-name="T54">accumulator, </text:span><text:span text:style-name="T82">αλλιώς</text:span><text:span text:style-name="T54"> </text:span><text:span text:style-name="T82">μηδενίζεται. Αυτή η διαδικασία μεταφράζεται στο </text:span><text:span text:style-name="T55">hardware </text:span><text:span text:style-name="T83">ως παραπάνω</text:span><text:span text:style-name="T55"> </text:span><text:span text:style-name="T56">registers</text:span><text:span text:style-name="T55"> </text:span><text:span text:style-name="T83">όπου αποθηκεύονται τα ενδιάμεσα αποτελέσματα.</text:span></text:p>
      <text:p text:style-name="P30"><text:span text:style-name="T50"/></text:p>
      <text:p text:style-name="P32"/>
      <text:p text:style-name="P31"><text:span text:style-name="T25"/></text:p>
      <text:p text:style-name="P22">- temps gia ta duo prwigoumena</text:p>
      <text:p text:style-name="P22">- r</text:p>
      <text:p text:style-name="P23">- ap_int</text:p>
      <text:p text:style-name="P23">- </text:p>
      <text:p text:style-name="P13"/>
      <text:p text:style-name="P13"/>
      <text:p text:style-name="P14"><text:soft-page-break/><text:tab/><text:tab/><text:tab/>Περιγραφη επιταχυντη <text:span text:style-name="T60">(ελαχιστοποίηση προσβάσεων μνήμης και <text:tab/><text:tab/><text:tab/><text:tab/><text:tab/>μέγγιστη παραλληλεία)</text:span></text:p>
      <text:p text:style-name="P14"/>
      <text:p text:style-name="P17"><text:tab/><text:tab/><text:tab/>Εικονες επιταχυντή</text:p>
      <text:p text:style-name="P13"/>
      <text:p text:style-name="P13"><text:tab/><text:tab/><text:tab/><text:span text:style-name="T61">Ντιρεκτήβες ΗΛΣ</text:span></text:p>
      <text:p text:style-name="P13">- <text:span text:style-name="T39">tripcount???????</text:span></text:p>
      <text:p text:style-name="P13">- <text:span text:style-name="T37">interface stable gia ta sta8era ??????????????</text:span></text:p>
      <text:p text:style-name="P24">- interface axis gia ta agnwsta / depth 1000 ????????</text:p>
      <text:p text:style-name="P24">- array partition gia pinakes pou xreiazetai na prosbastoun se polles 8eseis tautoxrona</text:p>
      <text:p text:style-name="P13"><text:span text:style-name="T37">- </text:span><text:span text:style-name="T38">unroll gia ton </text:span><text:span text:style-name="T39">mikro pinaka</text:span></text:p>
      <text:p text:style-name="P25">- pipeline</text:p>
      <text:p text:style-name="P13"><text:span text:style-name="T39">- </text:span><text:span text:style-name="T40">expresion balance</text:span></text:p>
      <text:p text:style-name="P24"/>
      <text:p text:style-name="P13"/>
      <text:p text:style-name="P13"><text:tab/><text:tab/><text:tab/><text:span text:style-name="T61">Ντιρεκτηβες ΣΔΣΟΣ</text:span></text:p>
      <text:p text:style-name="P13">- <text:span text:style-name="T40">afairesh 3 preten hls directivwn</text:span></text:p>
      <text:p text:style-name="P26">- data mem_attribute</text:p>
      <text:p text:style-name="P26">- data zero_copy</text:p>
      <text:p text:style-name="P26">- data access_pattern</text:p>
      <text:p text:style-name="P13"><text:tab/><text:tab/><text:tab/></text:p>
      <text:p text:style-name="P13"/>
      <text:p text:style-name="P13"/>
      <text:p text:style-name="P16"><text:tab/><text:tab/><text:tab/><text:span text:style-name="T61">Αξιολογηση αποδοσεων</text:span></text:p>
      <text:p text:style-name="P16"><text:span text:style-name="T34"><text:tab/><text:tab/><text:tab/></text:span><text:span text:style-name="T41">poroi gia ap_int se 4 kai 16</text:span></text:p>
      <text:p text:style-name="P13"><text:tab/><text:tab/><text:tab/><text:span text:style-name="T61">διαγραμματα χρονων και </text:span><text:span text:style-name="T34">speedup</text:span></text:p>
      <text:p text:style-name="P21"/>
      <text:p text:style-name="P21"/>
      <text:p text:style-name="P21"/>
      <text:p text:style-name="P21"/>
      <text:p text:style-name="P13"><text:span text:style-name="T34"><text:tab/><text:tab/><text:tab/></text:span><text:span text:style-name="T62">Περαιτερω βελτιώσεις</text:span></text:p>
      <text:p text:style-name="P21"/>
      <text:p text:style-name="P21">- <text:span text:style-name="T64">ap_fixed sto hls = argo roloi, ligoteroi poroi, isws me parapanw douleia douleue kalitera</text:span></text:p>
      <text:p text:style-name="P21">- <text:span text:style-name="T63">2 epitaxuntes sto sds me async kai resourse</text:span></text:p>
      <text:p text:style-name="P21"/>
      <text:p text:style-name="P13"><text:span text:style-name="T34"><text:tab/><text:tab/><text:tab/></text:span><text:span text:style-name="T61">Συμπερασματα</text:span></text:p>
      <text:p text:style-name="P13"/>
      <text:p text:style-name="P13"/>
      <text:p text:style-name="P13"><text:tab/><text:tab/><text:tab/><text:span text:style-name="T61">Σημειωσεις</text:span></text:p>
      <text:p text:style-name="P13"/>
      <text:p text:style-name="P13"/>
      <text:p text:style-name="P13"/>
      <text:p text:style-name="P13"/>
      <text:p text:style-name="P13"/>
      <text:p text:style-name="P13"/>
      <text:p text:style-name="P13"/>
      <text:p text:style-name="P13"/>
      <text:p text:style-name="P18">για απ_φιχεδ</text:p>
      <text:p text:style-name="P6"><text:soft-page-break/>Τα δεδομένα είναι σε μορφή <text:span text:style-name="T25">floating point </text:span>και οι πιθανές τιμές τους είναι από 0.0 έως 9.9 με βήμα 0.1. <text:span text:style-name="T74">Από αυτήν την παρατήρηση 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fo:font-size="12pt" fo:language="el" fo:country="GR" fo:font-weight="normal" style:font-size-asian="10.5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20-01-03T17:11:24.818000000</dc:date>
    <meta:editing-duration>PT4H57M9S</meta:editing-duration>
    <meta:editing-cycles>81</meta:editing-cycles>
    <meta:document-statistic meta:table-count="1" meta:image-count="0" meta:object-count="0" meta:page-count="4" meta:paragraph-count="47" meta:word-count="785" meta:character-count="5454" meta:non-whitespace-character-count="4665"/>
  </office:meta>
</office:document-meta>
</file>